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063307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4312" calcext:value-type="float">
            <text:p>77.9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3307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1496" calcext:value-type="float">
            <text:p>77.5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3307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3307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4152" calcext:value-type="float">
            <text:p>76.6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3307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0648" calcext:value-type="float">
            <text:p>76.0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3307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232" calcext:value-type="float">
            <text:p>75.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3307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3096" calcext:value-type="float">
            <text:p>75.0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3307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8592" calcext:value-type="float">
            <text:p>74.0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3307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0264" calcext:value-type="float">
            <text:p>73.7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3307</text:p>
          </table:table-cell>
          <table:table-cell office:value-type="string" calcext:value-type="string">
            <text:p>201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3307</text:p>
          </table:table-cell>
          <table:table-cell office:value-type="string" calcext:value-type="string">
            <text:p>201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3307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0832" calcext:value-type="float">
            <text:p>72.9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3307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3592" calcext:value-type="float">
            <text:p>72.1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3307</text:p>
          </table:table-cell>
          <table:table-cell office:value-type="string" calcext:value-type="string">
            <text:p>201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63307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3008" calcext:value-type="float">
            <text:p>68.2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